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 style:data-style-name="N110"/>
    <style:style style:name="ce5" style:family="table-cell" style:parent-style-name="Default" style:data-style-name="N111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1" table:default-cell-style-name="Default"/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float" office:value="18298720" calcext:value-type="float">
            <text:p>1829872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426925" calcext:value-type="float">
            <text:p>15426925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743" calcext:value-type="float">
            <text:p>18298743</text:p>
          </table:table-cell>
          <table:table-cell office:value-type="string" calcext:value-type="string">
            <text:p>EI</text:p>
          </table:table-cell>
          <table:table-cell table:formula="of:=[.A3]-[.$A$2]" office:value-type="float" office:value="23" calcext:value-type="float">
            <text:p>23</text:p>
          </table:table-cell>
          <table:table-cell table:formula="of:=[.C3]-[.C2]" office:value-type="float" office:value="19" calcext:value-type="float">
            <text:p>19</text:p>
          </table:table-cell>
          <table:table-cell table:number-columns-repeated="2"/>
          <table:table-cell office:value-type="float" office:value="15426948" calcext:value-type="float">
            <text:p>15426948</text:p>
          </table:table-cell>
          <table:table-cell office:value-type="string" calcext:value-type="string">
            <text:p>EI</text:p>
          </table:table-cell>
          <table:table-cell table:formula="of:=[.G3]-[.$G$2]" office:value-type="float" office:value="23" calcext:value-type="float">
            <text:p>23</text:p>
          </table:table-cell>
          <table:table-cell table:formula="of:=[.I3]-[.I2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747" calcext:value-type="float">
            <text:p>18298747</text:p>
          </table:table-cell>
          <table:table-cell office:value-type="string" calcext:value-type="string">
            <text:p>RETI</text:p>
          </table:table-cell>
          <table:table-cell table:formula="of:=[.A4]-[.$A$2]" office:value-type="float" office:value="27" calcext:value-type="float">
            <text:p>27</text:p>
          </table:table-cell>
          <table:table-cell table:formula="of:=[.C4]-[.C3]" office:value-type="float" office:value="4" calcext:value-type="float">
            <text:p>4</text:p>
          </table:table-cell>
          <table:table-cell table:number-columns-repeated="2"/>
          <table:table-cell office:value-type="float" office:value="15426952" calcext:value-type="float">
            <text:p>15426952</text:p>
          </table:table-cell>
          <table:table-cell office:value-type="string" calcext:value-type="string">
            <text:p>RETI</text:p>
          </table:table-cell>
          <table:table-cell table:formula="of:=[.G4]-[.$G$2]" office:value-type="float" office:value="27" calcext:value-type="float">
            <text:p>27</text:p>
          </table:table-cell>
          <table:table-cell table:formula="of:=[.I4]-[.I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761" calcext:value-type="float">
            <text:p>18298761</text:p>
          </table:table-cell>
          <table:table-cell office:value-type="string" calcext:value-type="string">
            <text:p>EXX</text:p>
          </table:table-cell>
          <table:table-cell table:formula="of:=[.A5]-[.$A$2]" office:value-type="float" office:value="41" calcext:value-type="float">
            <text:p>41</text:p>
          </table:table-cell>
          <table:table-cell table:formula="of:=[.C5]-[.C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426966" calcext:value-type="float">
            <text:p>15426966</text:p>
          </table:table-cell>
          <table:table-cell office:value-type="string" calcext:value-type="string">
            <text:p>JP NZ</text:p>
          </table:table-cell>
          <table:table-cell table:formula="of:=[.G5]-[.$G$2]" office:value-type="float" office:value="41" calcext:value-type="float">
            <text:p>41</text:p>
          </table:table-cell>
          <table:table-cell table:formula="of:=[.I5]-[.I4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298765" calcext:value-type="float">
            <text:p>18298765</text:p>
          </table:table-cell>
          <table:table-cell office:value-type="string" calcext:value-type="string">
            <text:p>DEC C</text:p>
          </table:table-cell>
          <table:table-cell table:formula="of:=[.A6]-[.$A$2]" office:value-type="float" office:value="45" calcext:value-type="float">
            <text:p>45</text:p>
          </table:table-cell>
          <table:table-cell table:formula="of:=[.C6]-[.C5]" office:value-type="float" office:value="4" calcext:value-type="float">
            <text:p>4</text:p>
          </table:table-cell>
          <table:table-cell table:formula="of:=[.E5]+[.D6]" office:value-type="float" office:value="18" calcext:value-type="float">
            <text:p>18</text:p>
          </table:table-cell>
          <table:table-cell/>
          <table:table-cell office:value-type="float" office:value="15426976" calcext:value-type="float">
            <text:p>15426976</text:p>
          </table:table-cell>
          <table:table-cell office:value-type="string" calcext:value-type="string">
            <text:p>LD D,(HL)</text:p>
          </table:table-cell>
          <table:table-cell table:formula="of:=[.G6]-[.$G$2]" office:value-type="float" office:value="51" calcext:value-type="float">
            <text:p>51</text:p>
          </table:table-cell>
          <table:table-cell table:formula="of:=[.I6]-[.I5]" office:value-type="float" office:value="10" calcext:value-type="float">
            <text:p>10</text:p>
          </table:table-cell>
          <table:table-cell table:formula="of:=[.K7]+[.J6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69" calcext:value-type="float">
            <text:p>18298769</text:p>
          </table:table-cell>
          <table:table-cell office:value-type="string" calcext:value-type="string">
            <text:p>JP NZ</text:p>
          </table:table-cell>
          <table:table-cell table:formula="of:=[.A7]-[.$A$2]" office:value-type="float" office:value="49" calcext:value-type="float">
            <text:p>49</text:p>
          </table:table-cell>
          <table:table-cell table:formula="of:=[.C7]-[.C6]" office:value-type="float" office:value="4" calcext:value-type="float">
            <text:p>4</text:p>
          </table:table-cell>
          <table:table-cell table:formula="of:=[.E6]+[.D7]" office:value-type="float" office:value="22" calcext:value-type="float">
            <text:p>22</text:p>
          </table:table-cell>
          <table:table-cell/>
          <table:table-cell office:value-type="float" office:value="15426983" calcext:value-type="float">
            <text:p>15426983</text:p>
          </table:table-cell>
          <table:table-cell office:value-type="string" calcext:value-type="string">
            <text:p>LD A,D</text:p>
          </table:table-cell>
          <table:table-cell table:formula="of:=[.G7]-[.$G$2]" office:value-type="float" office:value="58" calcext:value-type="float">
            <text:p>58</text:p>
          </table:table-cell>
          <table:table-cell table:formula="of:=[.I7]-[.I6]" office:value-type="float" office:value="7" calcext:value-type="float">
            <text:p>7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79" calcext:value-type="float">
            <text:p>18298779</text:p>
          </table:table-cell>
          <table:table-cell office:value-type="string" calcext:value-type="string">
            <text:p>LD E,(HL)</text:p>
          </table:table-cell>
          <table:table-cell table:formula="of:=[.A8]-[.$A$2]" office:value-type="float" office:value="59" calcext:value-type="float">
            <text:p>59</text:p>
          </table:table-cell>
          <table:table-cell table:formula="of:=[.C8]-[.C7]" office:value-type="float" office:value="10" calcext:value-type="float">
            <text:p>10</text:p>
          </table:table-cell>
          <table:table-cell table:formula="of:=[.E7]+[.D8]" office:value-type="float" office:value="32" calcext:value-type="float">
            <text:p>32</text:p>
          </table:table-cell>
          <table:table-cell/>
          <table:table-cell office:value-type="float" office:value="15426987" calcext:value-type="float">
            <text:p>15426987</text:p>
          </table:table-cell>
          <table:table-cell office:value-type="string" calcext:value-type="string">
            <text:p>EX AF,AF'</text:p>
          </table:table-cell>
          <table:table-cell table:formula="of:=[.G8]-[.$G$2]" office:value-type="float" office:value="62" calcext:value-type="float">
            <text:p>62</text:p>
          </table:table-cell>
          <table:table-cell table:formula="of:=[.I8]-[.I7]" office:value-type="float" office:value="4" calcext:value-type="float">
            <text:p>4</text:p>
          </table:table-cell>
          <table:table-cell table:formula="of:=[.K8]+[.J7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86" calcext:value-type="float">
            <text:p>18298786</text:p>
          </table:table-cell>
          <table:table-cell office:value-type="string" calcext:value-type="string">
            <text:p>INC HL</text:p>
          </table:table-cell>
          <table:table-cell table:formula="of:=[.A9]-[.$A$2]" office:value-type="float" office:value="66" calcext:value-type="float">
            <text:p>66</text:p>
          </table:table-cell>
          <table:table-cell table:formula="of:=[.C9]-[.C8]" office:value-type="float" office:value="7" calcext:value-type="float">
            <text:p>7</text:p>
          </table:table-cell>
          <table:table-cell table:formula="of:=[.E8]+[.D9]" office:value-type="float" office:value="39" calcext:value-type="float">
            <text:p>39</text:p>
          </table:table-cell>
          <table:table-cell/>
          <table:table-cell office:value-type="float" office:value="15426991" calcext:value-type="float">
            <text:p>15426991</text:p>
          </table:table-cell>
          <table:table-cell office:value-type="string" calcext:value-type="string">
            <text:p>LD A,E</text:p>
          </table:table-cell>
          <table:table-cell table:formula="of:=[.G9]-[.$G$2]" office:value-type="float" office:value="66" calcext:value-type="float">
            <text:p>66</text:p>
          </table:table-cell>
          <table:table-cell table:formula="of:=[.I9]-[.I8]" office:value-type="float" office:value="4" calcext:value-type="float">
            <text:p>4</text:p>
          </table:table-cell>
          <table:table-cell table:formula="of:=[.K8]+[.J8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2" calcext:value-type="float">
            <text:p>18298792</text:p>
          </table:table-cell>
          <table:table-cell office:value-type="string" calcext:value-type="string">
            <text:p>LD D,(HL)</text:p>
          </table:table-cell>
          <table:table-cell table:formula="of:=[.A10]-[.$A$2]" office:value-type="float" office:value="72" calcext:value-type="float">
            <text:p>72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E9]+[.D10]" office:value-type="float" office:value="45" calcext:value-type="float">
            <text:p>45</text:p>
          </table:table-cell>
          <table:table-cell/>
          <table:table-cell office:value-type="float" office:value="15426995" calcext:value-type="float">
            <text:p>15426995</text:p>
          </table:table-cell>
          <table:table-cell office:value-type="string" calcext:value-type="string">
            <text:p>EXX</text:p>
          </table:table-cell>
          <table:table-cell table:formula="of:=[.G10]-[.$G$2]" office:value-type="float" office:value="70" calcext:value-type="float">
            <text:p>70</text:p>
          </table:table-cell>
          <table:table-cell table:formula="of:=[.I10]-[.I9]" office:value-type="float" office:value="4" calcext:value-type="float">
            <text:p>4</text:p>
          </table:table-cell>
          <table:table-cell table:formula="of:=[.K9]+[.J9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799" calcext:value-type="float">
            <text:p>18298799</text:p>
          </table:table-cell>
          <table:table-cell office:value-type="string" calcext:value-type="string">
            <text:p>INC HL</text:p>
          </table:table-cell>
          <table:table-cell table:formula="of:=[.A11]-[.$A$2]" office:value-type="float" office:value="79" calcext:value-type="float">
            <text:p>79</text:p>
          </table:table-cell>
          <table:table-cell table:formula="of:=[.C11]-[.C10]" office:value-type="float" office:value="7" calcext:value-type="float">
            <text:p>7</text:p>
          </table:table-cell>
          <table:table-cell table:formula="of:=[.E10]+[.D11]" office:value-type="float" office:value="52" calcext:value-type="float">
            <text:p>52</text:p>
          </table:table-cell>
          <table:table-cell/>
          <table:table-cell office:value-type="float" office:value="15426999" calcext:value-type="float">
            <text:p>15426999</text:p>
          </table:table-cell>
          <table:table-cell office:value-type="string" calcext:value-type="string">
            <text:p>RRCA</text:p>
          </table:table-cell>
          <table:table-cell table:formula="of:=[.G11]-[.$G$2]" office:value-type="float" office:value="74" calcext:value-type="float">
            <text:p>74</text:p>
          </table:table-cell>
          <table:table-cell table:formula="of:=[.I11]-[.I10]" office:value-type="float" office:value="4" calcext:value-type="float">
            <text:p>4</text:p>
          </table:table-cell>
          <table:table-cell table:formula="of:=[.K10]+[.J10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05" calcext:value-type="float">
            <text:p>18298805</text:p>
          </table:table-cell>
          <table:table-cell office:value-type="string" calcext:value-type="string">
            <text:p>ADD IY,DE</text:p>
          </table:table-cell>
          <table:table-cell table:formula="of:=[.A12]-[.$A$2]" office:value-type="float" office:value="85" calcext:value-type="float">
            <text:p>85</text:p>
          </table:table-cell>
          <table:table-cell table:formula="of:=[.C12]-[.C11]" office:value-type="float" office:value="6" calcext:value-type="float">
            <text:p>6</text:p>
          </table:table-cell>
          <table:table-cell table:formula="of:=[.E11]+[.D12]" office:value-type="float" office:value="58" calcext:value-type="float">
            <text:p>58</text:p>
          </table:table-cell>
          <table:table-cell/>
          <table:table-cell office:value-type="float" office:value="15427003" calcext:value-type="float">
            <text:p>15427003</text:p>
          </table:table-cell>
          <table:table-cell office:value-type="string" calcext:value-type="string">
            <text:p>OUT (C),B</text:p>
          </table:table-cell>
          <table:table-cell table:formula="of:=[.G12]-[.$G$2]" office:value-type="float" office:value="78" calcext:value-type="float">
            <text:p>78</text:p>
          </table:table-cell>
          <table:table-cell table:formula="of:=[.I12]-[.I11]" office:value-type="float" office:value="4" calcext:value-type="float">
            <text:p>4</text:p>
          </table:table-cell>
          <table:table-cell table:formula="of:=[.K11]+[.J11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0" calcext:value-type="float">
            <text:p>18298820</text:p>
          </table:table-cell>
          <table:table-cell office:value-type="string" calcext:value-type="string">
            <text:p>LD A,D</text:p>
          </table:table-cell>
          <table:table-cell table:formula="of:=[.A13]-[.$A$2]" office:value-type="float" office:value="100" calcext:value-type="float">
            <text:p>100</text:p>
          </table:table-cell>
          <table:table-cell table:formula="of:=[.C13]-[.C12]" office:value-type="float" office:value="15" calcext:value-type="float">
            <text:p>15</text:p>
          </table:table-cell>
          <table:table-cell table:formula="of:=[.E12]+[.D13]" office:value-type="float" office:value="73" calcext:value-type="float">
            <text:p>73</text:p>
          </table:table-cell>
          <table:table-cell/>
          <table:table-cell office:value-type="float" office:value="15427015" calcext:value-type="float">
            <text:p>15427015</text:p>
          </table:table-cell>
          <table:table-cell office:value-type="string" calcext:value-type="string">
            <text:p>JR C</text:p>
          </table:table-cell>
          <table:table-cell table:formula="of:=[.G13]-[.$G$2]" office:value-type="float" office:value="90" calcext:value-type="float">
            <text:p>90</text:p>
          </table:table-cell>
          <table:table-cell table:formula="of:=[.I13]-[.I12]" office:value-type="float" office:value="12" calcext:value-type="float">
            <text:p>12</text:p>
          </table:table-cell>
          <table:table-cell table:formula="of:=[.K12]+[.J12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4" calcext:value-type="float">
            <text:p>18298824</text:p>
          </table:table-cell>
          <table:table-cell office:value-type="string" calcext:value-type="string">
            <text:p>EX AF,AF'</text:p>
          </table:table-cell>
          <table:table-cell table:formula="of:=[.A14]-[.$A$2]" office:value-type="float" office:value="104" calcext:value-type="float">
            <text:p>104</text:p>
          </table:table-cell>
          <table:table-cell table:formula="of:=[.C14]-[.C13]" office:value-type="float" office:value="4" calcext:value-type="float">
            <text:p>4</text:p>
          </table:table-cell>
          <table:table-cell table:formula="of:=[.E13]+[.D14]" office:value-type="float" office:value="77" calcext:value-type="float">
            <text:p>77</text:p>
          </table:table-cell>
          <table:table-cell/>
          <table:table-cell office:value-type="float" office:value="15427022" calcext:value-type="float">
            <text:p>15427022</text:p>
          </table:table-cell>
          <table:table-cell office:value-type="string" calcext:value-type="string">
            <text:p>OUT (C),E</text:p>
          </table:table-cell>
          <table:table-cell table:formula="of:=[.G14]-[.$G$2]" office:value-type="float" office:value="97" calcext:value-type="float">
            <text:p>97</text:p>
          </table:table-cell>
          <table:table-cell table:formula="of:=[.I14]-[.I13]" office:value-type="float" office:value="7" calcext:value-type="float">
            <text:p>7</text:p>
          </table:table-cell>
          <table:table-cell table:formula="of:=[.K13]+[.J13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28" calcext:value-type="float">
            <text:p>18298828</text:p>
          </table:table-cell>
          <table:table-cell office:value-type="string" calcext:value-type="string">
            <text:p>LD A,E</text:p>
          </table:table-cell>
          <table:table-cell table:formula="of:=[.A15]-[.$A$2]" office:value-type="float" office:value="108" calcext:value-type="float">
            <text:p>108</text:p>
          </table:table-cell>
          <table:table-cell table:formula="of:=[.C15]-[.C14]" office:value-type="float" office:value="4" calcext:value-type="float">
            <text:p>4</text:p>
          </table:table-cell>
          <table:table-cell table:formula="of:=[.E14]+[.D15]" office:value-type="float" office:value="81" calcext:value-type="float">
            <text:p>81</text:p>
          </table:table-cell>
          <table:table-cell/>
          <table:table-cell office:value-type="float" office:value="15427034" calcext:value-type="float">
            <text:p>15427034</text:p>
          </table:table-cell>
          <table:table-cell office:value-type="string" calcext:value-type="string">
            <text:p>HALT</text:p>
          </table:table-cell>
          <table:table-cell table:formula="of:=[.G15]-[.$G$2]" office:value-type="float" office:value="109" calcext:value-type="float">
            <text:p>109</text:p>
          </table:table-cell>
          <table:table-cell table:formula="of:=[.I15]-[.I14]" office:value-type="float" office:value="12" calcext:value-type="float">
            <text:p>12</text:p>
          </table:table-cell>
          <table:table-cell table:formula="of:=[.K14]+[.J14]" office:value-type="string" office:string-value="" calcext:value-type="error">
            <text:p>Err:522</text:p>
          </table:table-cell>
        </table:table-row>
        <table:table-row table:style-name="ro1">
          <table:table-cell office:value-type="float" office:value="18298832" calcext:value-type="float">
            <text:p>18298832</text:p>
          </table:table-cell>
          <table:table-cell office:value-type="string" calcext:value-type="string">
            <text:p>EXX</text:p>
          </table:table-cell>
          <table:table-cell table:formula="of:=[.A16]-[.$A$2]" office:value-type="float" office:value="112" calcext:value-type="float">
            <text:p>112</text:p>
          </table:table-cell>
          <table:table-cell table:formula="of:=[.C16]-[.C15]" office:value-type="float" office:value="4" calcext:value-type="float">
            <text:p>4</text:p>
          </table:table-cell>
          <table:table-cell table:formula="of:=[.E15]+[.D16]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office:value-type="float" office:value="18298836" calcext:value-type="float">
            <text:p>18298836</text:p>
          </table:table-cell>
          <table:table-cell office:value-type="string" calcext:value-type="string">
            <text:p>RRA</text:p>
          </table:table-cell>
          <table:table-cell table:formula="of:=[.A17]-[.$A$2]" office:value-type="float" office:value="116" calcext:value-type="float">
            <text:p>116</text:p>
          </table:table-cell>
          <table:table-cell table:formula="of:=[.C17]-[.C16]" office:value-type="float" office:value="4" calcext:value-type="float">
            <text:p>4</text:p>
          </table:table-cell>
          <table:table-cell table:formula="of:=[.E16]+[.D17]" office:value-type="float" office:value="89" calcext:value-type="float">
            <text:p>89</text:p>
          </table:table-cell>
          <table:table-cell table:number-columns-repeated="6"/>
        </table:table-row>
        <table:table-row table:style-name="ro1">
          <table:table-cell office:value-type="float" office:value="18298840" calcext:value-type="float">
            <text:p>18298840</text:p>
          </table:table-cell>
          <table:table-cell office:value-type="string" calcext:value-type="string">
            <text:p>OUT (C),B</text:p>
          </table:table-cell>
          <table:table-cell table:formula="of:=[.A18]-[.$A$2]" office:value-type="float" office:value="120" calcext:value-type="float">
            <text:p>120</text:p>
          </table:table-cell>
          <table:table-cell table:formula="of:=[.C18]-[.C17]" office:value-type="float" office:value="4" calcext:value-type="float">
            <text:p>4</text:p>
          </table:table-cell>
          <table:table-cell table:formula="of:=[.E17]+[.D18]" office:value-type="float" office:value="93" calcext:value-type="float">
            <text:p>93</text:p>
          </table:table-cell>
          <table:table-cell/>
          <table:table-cell office:value-type="float" office:value="16781630" calcext:value-type="float">
            <text:p>16781630</text:p>
          </table:table-cell>
          <table:table-cell office:value-type="string" calcext:value-type="string">
            <text:p>HAL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298852" calcext:value-type="float">
            <text:p>18298852</text:p>
          </table:table-cell>
          <table:table-cell office:value-type="string" calcext:value-type="string">
            <text:p>JR C</text:p>
          </table:table-cell>
          <table:table-cell table:formula="of:=[.A19]-[.$A$2]" office:value-type="float" office:value="132" calcext:value-type="float">
            <text:p>132</text:p>
          </table:table-cell>
          <table:table-cell table:formula="of:=[.C19]-[.C18]" office:value-type="float" office:value="12" calcext:value-type="float">
            <text:p>12</text:p>
          </table:table-cell>
          <table:table-cell table:formula="of:=[.E18]+[.D19]" office:value-type="float" office:value="105" calcext:value-type="float">
            <text:p>105</text:p>
          </table:table-cell>
          <table:table-cell/>
          <table:table-cell office:value-type="float" office:value="16781653" calcext:value-type="float">
            <text:p>16781653</text:p>
          </table:table-cell>
          <table:table-cell office:value-type="string" calcext:value-type="string">
            <text:p>EI</text:p>
          </table:table-cell>
          <table:table-cell table:formula="of:=[.G19]-[.$G$18]" office:value-type="float" office:value="23" calcext:value-type="float">
            <text:p>23</text:p>
          </table:table-cell>
          <table:table-cell table:formula="of:=[.I19]-[.I18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298864" calcext:value-type="float">
            <text:p>18298864</text:p>
          </table:table-cell>
          <table:table-cell office:value-type="string" calcext:value-type="string">
            <text:p>OUT (C),D</text:p>
          </table:table-cell>
          <table:table-cell table:formula="of:=[.A20]-[.$A$2]" office:value-type="float" office:value="144" calcext:value-type="float">
            <text:p>144</text:p>
          </table:table-cell>
          <table:table-cell table:formula="of:=[.C20]-[.C19]" office:value-type="float" office:value="12" calcext:value-type="float">
            <text:p>12</text:p>
          </table:table-cell>
          <table:table-cell table:formula="of:=[.E19]+[.D20]" office:value-type="float" office:value="117" calcext:value-type="float">
            <text:p>117</text:p>
          </table:table-cell>
          <table:table-cell/>
          <table:table-cell office:value-type="float" office:value="16781657" calcext:value-type="float">
            <text:p>16781657</text:p>
          </table:table-cell>
          <table:table-cell office:value-type="string" calcext:value-type="string">
            <text:p>RETI</text:p>
          </table:table-cell>
          <table:table-cell table:formula="of:=[.G20]-[.$G$18]" office:value-type="float" office:value="27" calcext:value-type="float">
            <text:p>27</text:p>
          </table:table-cell>
          <table:table-cell table:formula="of:=[.I20]-[.I1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8298876" calcext:value-type="float">
            <text:p>18298876</text:p>
          </table:table-cell>
          <table:table-cell office:value-type="string" calcext:value-type="string">
            <text:p>HALT</text:p>
          </table:table-cell>
          <table:table-cell table:formula="of:=[.A21]-[.$A$2]" office:value-type="float" office:value="156" calcext:value-type="float">
            <text:p>156</text:p>
          </table:table-cell>
          <table:table-cell table:formula="of:=[.C21]-[.C20]" office:value-type="float" office:value="12" calcext:value-type="float">
            <text:p>12</text:p>
          </table:table-cell>
          <table:table-cell table:number-columns-repeated="2"/>
          <table:table-cell office:value-type="float" office:value="16781671" calcext:value-type="float">
            <text:p>16781671</text:p>
          </table:table-cell>
          <table:table-cell office:value-type="string" calcext:value-type="string">
            <text:p>JR</text:p>
          </table:table-cell>
          <table:table-cell table:formula="of:=[.G21]-[.$G$18]" office:value-type="float" office:value="41" calcext:value-type="float">
            <text:p>41</text:p>
          </table:table-cell>
          <table:table-cell table:formula="of:=[.I21]-[.I20]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table:formula="of:=[.A22]-[.$A$2]" office:value-type="float" office:value="-18298720" calcext:value-type="float">
            <text:p>-18298720</text:p>
          </table:table-cell>
          <table:table-cell table:formula="of:=[.C22]-[.C21]" office:value-type="float" office:value="-18298876" calcext:value-type="float">
            <text:p>-18298876</text:p>
          </table:table-cell>
          <table:table-cell table:number-columns-repeated="2"/>
          <table:table-cell office:value-type="float" office:value="16781683" calcext:value-type="float">
            <text:p>16781683</text:p>
          </table:table-cell>
          <table:table-cell office:value-type="string" calcext:value-type="string">
            <text:p>EXX</text:p>
          </table:table-cell>
          <table:table-cell table:formula="of:=[.G22]-[.$G$18]" office:value-type="float" office:value="53" calcext:value-type="float">
            <text:p>53</text:p>
          </table:table-cell>
          <table:table-cell table:formula="of:=[.I22]-[.I21]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formula="of:=[.A23]-[.$A$2]" office:value-type="float" office:value="-18298720" calcext:value-type="float">
            <text:p>-18298720</text:p>
          </table:table-cell>
          <table:table-cell table:formula="of:=[.C23]-[.C22]" office:value-type="float" office:value="0" calcext:value-type="float">
            <text:p>0</text:p>
          </table:table-cell>
          <table:table-cell table:number-columns-repeated="2"/>
          <table:table-cell office:value-type="float" office:value="16781687" calcext:value-type="float">
            <text:p>16781687</text:p>
          </table:table-cell>
          <table:table-cell office:value-type="string" calcext:value-type="string">
            <text:p>INC HL</text:p>
          </table:table-cell>
          <table:table-cell table:formula="of:=[.G23]-[.$G$18]" office:value-type="float" office:value="57" calcext:value-type="float">
            <text:p>57</text:p>
          </table:table-cell>
          <table:table-cell table:formula="of:=[.I23]-[.I22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formula="of:=[.A24]-[.$A$2]" office:value-type="float" office:value="-18298720" calcext:value-type="float">
            <text:p>-18298720</text:p>
          </table:table-cell>
          <table:table-cell table:formula="of:=[.C24]-[.C23]" office:value-type="float" office:value="0" calcext:value-type="float">
            <text:p>0</text:p>
          </table:table-cell>
          <table:table-cell table:number-columns-repeated="2"/>
          <table:table-cell office:value-type="float" office:value="16781693" calcext:value-type="float">
            <text:p>16781693</text:p>
          </table:table-cell>
          <table:table-cell office:value-type="string" calcext:value-type="string">
            <text:p>ADD IY,DE</text:p>
          </table:table-cell>
          <table:table-cell table:formula="of:=[.G24]-[.$G$18]" office:value-type="float" office:value="63" calcext:value-type="float">
            <text:p>63</text:p>
          </table:table-cell>
          <table:table-cell table:formula="of:=[.I24]-[.I23]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table:formula="of:=[.A25]-[.$A$2]" office:value-type="float" office:value="-18298720" calcext:value-type="float">
            <text:p>-18298720</text:p>
          </table:table-cell>
          <table:table-cell table:formula="of:=[.C25]-[.C24]" office:value-type="float" office:value="0" calcext:value-type="float">
            <text:p>0</text:p>
          </table:table-cell>
          <table:table-cell table:number-columns-repeated="2"/>
          <table:table-cell office:value-type="float" office:value="16781708" calcext:value-type="float">
            <text:p>16781708</text:p>
          </table:table-cell>
          <table:table-cell office:value-type="string" calcext:value-type="string">
            <text:p>LD E,(HL)</text:p>
          </table:table-cell>
          <table:table-cell table:formula="of:=[.G25]-[.$G$18]" office:value-type="float" office:value="78" calcext:value-type="float">
            <text:p>78</text:p>
          </table:table-cell>
          <table:table-cell table:formula="of:=[.I25]-[.I24]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2"/>
          <table:table-cell table:formula="of:=[.A26]-[.$A$2]" office:value-type="float" office:value="-18298720" calcext:value-type="float">
            <text:p>-18298720</text:p>
          </table:table-cell>
          <table:table-cell table:formula="of:=[.C26]-[.C25]" office:value-type="float" office:value="0" calcext:value-type="float">
            <text:p>0</text:p>
          </table:table-cell>
          <table:table-cell table:number-columns-repeated="2"/>
          <table:table-cell office:value-type="float" office:value="16781715" calcext:value-type="float">
            <text:p>16781715</text:p>
          </table:table-cell>
          <table:table-cell office:value-type="string" calcext:value-type="string">
            <text:p>INC HL</text:p>
          </table:table-cell>
          <table:table-cell table:formula="of:=[.G26]-[.$G$18]" office:value-type="float" office:value="85" calcext:value-type="float">
            <text:p>85</text:p>
          </table:table-cell>
          <table:table-cell table:formula="of:=[.I26]-[.I25]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6"/>
          <table:table-cell office:value-type="float" office:value="16781721" calcext:value-type="float">
            <text:p>16781721</text:p>
          </table:table-cell>
          <table:table-cell office:value-type="string" calcext:value-type="string">
            <text:p>DEC C</text:p>
          </table:table-cell>
          <table:table-cell table:formula="of:=[.G27]-[.$G$18]" office:value-type="float" office:value="91" calcext:value-type="float">
            <text:p>91</text:p>
          </table:table-cell>
          <table:table-cell table:formula="of:=[.I27]-[.I26]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6"/>
          <table:table-cell office:value-type="float" office:value="16781725" calcext:value-type="float">
            <text:p>16781725</text:p>
          </table:table-cell>
          <table:table-cell office:value-type="string" calcext:value-type="string">
            <text:p>HALT</text:p>
          </table:table-cell>
          <table:table-cell table:formula="of:=[.G28]-[.$G$18]" office:value-type="float" office:value="95" calcext:value-type="float">
            <text:p>95</text:p>
          </table:table-cell>
          <table:table-cell table:formula="of:=[.I28]-[.I27]"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</table:table>
      <table:table table:name="Tabelle2" table:style-name="ta1">
        <table:table-column table:style-name="co2" table:default-cell-style-name="Default"/>
        <table:table-column table:style-name="co1" table:number-columns-repeated="14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1"/>
          <table:table-cell office:value-type="string" calcext:value-type="string">
            <text:p>Z10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HEX2DEC(&quot;1b&quot;)" office:value-type="float" office:value="27" calcext:value-type="float">
            <text:p>27</text:p>
          </table:table-cell>
          <table:table-cell office:value-type="float" office:value="2.45" calcext:value-type="float">
            <text:p>2,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96" calcext:value-type="float">
            <text:p>4096</text:p>
          </table:table-cell>
          <table:table-cell table:number-columns-repeated="2"/>
          <table:table-cell table:style-name="ce4" office:value-type="currency" office:currency="Hz" office:value="658" calcext:value-type="currency">
            <text:p>658 Hz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5" calcext:value-type="float">
            <text:p>1,75</text:p>
          </table:table-cell>
          <table:table-cell office:value-type="float" office:value="1" calcext:value-type="float">
            <text:p>1</text:p>
          </table:table-cell>
          <table:table-cell table:formula="of:=[.D4]*[.A4]/[.A5]" office:value-type="float" office:value="4" calcext:value-type="float">
            <text:p>4</text:p>
          </table:table-cell>
          <table:table-cell/>
          <table:table-cell table:formula="of:=HEX2DEC(&quot;0e&quot;)" office:value-type="float" office:value="14" calcext:value-type="float">
            <text:p>14</text:p>
          </table:table-cell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</text:p>
          </table:table-cell>
          <table:table-cell table:formula="of:=[.$I$4]*[.$F$4]/[.F5]" office:value-type="float" office:value="3.85714285714286" calcext:value-type="float">
            <text:p>3,8571428571</text:p>
          </table:table-cell>
          <table:table-cell table:formula="of:=[.$J$4]*[.$F$4]/[.F5]" office:value-type="float" office:value="7899.42857142857" calcext:value-type="float">
            <text:p>7899,4285714286</text:p>
          </table:table-cell>
          <table:table-cell table:number-columns-repeated="2"/>
          <table:table-cell table:style-name="ce4" office:value-type="currency" office:currency="Hz" office:value="1316" calcext:value-type="currency">
            <text:p>1.316 Hz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5" calcext:value-type="float">
            <text:p>1,75</text:p>
          </table:table-cell>
          <table:table-cell office:value-type="float" office:value="2" calcext:value-type="float">
            <text:p>2</text:p>
          </table:table-cell>
          <table:table-cell table:formula="of:=[.$D$4]*[.$A$4]/[.A6]" office:value-type="float" office:value="4.44444444444444" calcext:value-type="float">
            <text:p>4,4444444444</text:p>
          </table:table-cell>
          <table:table-cell/>
          <table:table-cell table:formula="of:=HEX2DEC(&quot;0b&quot;)" office:value-type="float" office:value="11" calcext:value-type="float">
            <text:p>11</text:p>
          </table:table-cell>
          <table:table-cell office:value-type="float" office:value="2.45" calcext:value-type="float">
            <text:p>2,45</text:p>
          </table:table-cell>
          <table:table-cell office:value-type="float" office:value="2" calcext:value-type="float">
            <text:p>2</text:p>
          </table:table-cell>
          <table:table-cell table:formula="of:=[.$I$4]*[.$F$4]/[.F6]" office:value-type="float" office:value="4.90909090909091" calcext:value-type="float">
            <text:p>4,9090909091</text:p>
          </table:table-cell>
          <table:table-cell table:formula="of:=[.$J$4]*[.$F$4]/[.F6]" office:value-type="float" office:value="10053.8181818182" calcext:value-type="float">
            <text:p>10053,8181818182</text:p>
          </table:table-cell>
          <table:table-cell table:number-columns-repeated="2"/>
          <table:table-cell table:style-name="ce4" office:value-type="currency" office:currency="Hz" office:value="2630" calcext:value-type="currency">
            <text:p>2.630 Hz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5" calcext:value-type="float">
            <text:p>1,75</text:p>
          </table:table-cell>
          <table:table-cell office:value-type="float" office:value="3" calcext:value-type="float">
            <text:p>3</text:p>
          </table:table-cell>
          <table:table-cell table:formula="of:=[.$D$4]*[.$A$4]/[.A7]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.45" calcext:value-type="float">
            <text:p>2,45</text:p>
          </table:table-cell>
          <table:table-cell office:value-type="float" office:value="3" calcext:value-type="float">
            <text:p>3</text:p>
          </table:table-cell>
          <table:table-cell table:formula="of:=[.$I$4]*[.$F$4]/[.F7]" office:value-type="float" office:value="5.4" calcext:value-type="float">
            <text:p>5,4</text:p>
          </table:table-cell>
          <table:table-cell table:formula="of:=[.$J$4]*[.$F$4]/[.F7]" office:value-type="float" office:value="11059.2" calcext:value-type="float">
            <text:p>11059,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,75</text:p>
          </table:table-cell>
          <table:table-cell/>
          <table:table-cell table:formula="of:=[.$D$4]*[.$A$4]/[.A8]" office:value-type="float" office:value="5.71428571428571" calcext:value-type="float">
            <text:p>5,714285714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.45" calcext:value-type="float">
            <text:p>2,45</text:p>
          </table:table-cell>
          <table:table-cell office:value-type="float" office:value="4" calcext:value-type="float">
            <text:p>4</text:p>
          </table:table-cell>
          <table:table-cell table:formula="of:=[.$I$4]*[.$F$4]/[.F8]" office:value-type="float" office:value="6" calcext:value-type="float">
            <text:p>6</text:p>
          </table:table-cell>
          <table:table-cell table:formula="of:=[.$J$4]*[.$F$4]/[.F8]" office:value-type="float" office:value="12288" calcext:value-type="float">
            <text:p>1228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.45" calcext:value-type="float">
            <text:p>2,45</text:p>
          </table:table-cell>
          <table:table-cell office:value-type="float" office:value="5" calcext:value-type="float">
            <text:p>5</text:p>
          </table:table-cell>
          <table:table-cell table:formula="of:=[.$I$4]*[.$F$4]/[.F9]" office:value-type="float" office:value="6.75" calcext:value-type="float">
            <text:p>6,75</text:p>
          </table:table-cell>
          <table:table-cell table:formula="of:=[.$J$4]*[.$F$4]/[.F9]" office:value-type="float" office:value="13824" calcext:value-type="float">
            <text:p>13824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2.45" calcext:value-type="float">
            <text:p>2,45</text:p>
          </table:table-cell>
          <table:table-cell office:value-type="float" office:value="6" calcext:value-type="float">
            <text:p>6</text:p>
          </table:table-cell>
          <table:table-cell table:formula="of:=[.$I$4]*[.$F$4]/[.F10]" office:value-type="float" office:value="7.71428571428571" calcext:value-type="float">
            <text:p>7,7142857143</text:p>
          </table:table-cell>
          <table:table-cell table:formula="of:=[.$J$4]*[.$F$4]/[.F10]" office:value-type="float" office:value="15798.8571428571" calcext:value-type="float">
            <text:p>15798,857142857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2.45" calcext:value-type="float">
            <text:p>2,45</text:p>
          </table:table-cell>
          <table:table-cell office:value-type="float" office:value="7" calcext:value-type="float">
            <text:p>7</text:p>
          </table:table-cell>
          <table:table-cell table:formula="of:=[.$I$4]*[.$F$4]/[.F11]" office:value-type="float" office:value="9" calcext:value-type="float">
            <text:p>9</text:p>
          </table:table-cell>
          <table:table-cell table:number-columns-repeated="6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table:style-name="ce2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Bit0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text:p>BitSync</text:p>
          </table:table-cell>
          <table:table-cell/>
          <table:table-cell office:value-type="string" calcext:value-type="string">
            <text:p>Werte für die Zeitkonstan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C85/4 PAL</text:p>
          </table:table-cell>
          <table:table-cell table:formula="of:=8.867238*1000000" office:value-type="float" office:value="8867238" calcext:value-type="float">
            <text:p>88672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KC85/4 CLK</text:p>
          </table:table-cell>
          <table:table-cell table:formula="of:=[.B22]/5" office:value-type="float" office:value="1773447.6" calcext:value-type="float">
            <text:p>1773447,6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1316" calcext:value-type="float">
            <text:p>1316</text:p>
          </table:table-cell>
          <table:table-cell office:value-type="float" office:value="658" calcext:value-type="float">
            <text:p>6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C85/4 CLK16</text:p>
          </table:table-cell>
          <table:table-cell table:formula="of:=[.B23]/16" office:value-type="float" office:value="110840.475" calcext:value-type="float">
            <text:p>110840,475</text:p>
          </table:table-cell>
          <table:table-cell/>
          <table:table-cell table:formula="of:=[.B24]/[.D23]/2" office:value-type="float" office:value="21.0723336501901" calcext:value-type="float">
            <text:p>21,0723336502</text:p>
          </table:table-cell>
          <table:table-cell table:formula="of:=[.B24]/[.E23]/2" office:value-type="float" office:value="42.1126424772037" calcext:value-type="float">
            <text:p>42,1126424772</text:p>
          </table:table-cell>
          <table:table-cell table:formula="of:=[.B24]/[.F23]/2" office:value-type="float" office:value="84.2252849544073" calcext:value-type="float">
            <text:p>84,2252849544</text:p>
          </table:table-cell>
          <table:table-cell/>
          <table:table-cell table:style-name="ce3" table:formula="of:=DEC2HEX([.D24])" office:value-type="string" office:string-value="15" calcext:value-type="string">
            <text:p>15</text:p>
          </table:table-cell>
          <table:table-cell table:style-name="ce3" table:formula="of:=DEC2HEX([.E24])" office:value-type="string" office:string-value="2A" calcext:value-type="string">
            <text:p>2A</text:p>
          </table:table-cell>
          <table:table-cell table:style-name="ce3" table:formula="of:=DEC2HEX([.F24])" office:value-type="string" office:string-value="54" calcext:value-type="string">
            <text:p>54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[.D24])/2" office:value-type="float" office:value="10.5361668250951" calcext:value-type="float">
            <text:p>10,5361668251</text:p>
          </table:table-cell>
          <table:table-cell table:formula="of:=([.E24])/2" office:value-type="float" office:value="21.0563212386018" calcext:value-type="float">
            <text:p>21,0563212386</text:p>
          </table:table-cell>
          <table:table-cell table:formula="of:=([.F24])/2" office:value-type="float" office:value="42.1126424772037" calcext:value-type="float">
            <text:p>42,1126424772</text:p>
          </table:table-cell>
          <table:table-cell/>
          <table:table-cell table:style-name="ce3" table:formula="of:=DEC2HEX(ROUND([.D25]))" office:value-type="string" office:string-value="B" calcext:value-type="string">
            <text:p>B</text:p>
          </table:table-cell>
          <table:table-cell table:style-name="ce3" table:formula="of:=DEC2HEX(ROUND([.E25]))" office:value-type="string" office:string-value="15" calcext:value-type="string">
            <text:p>15</text:p>
          </table:table-cell>
          <table:table-cell table:style-name="ce3" table:formula="of:=DEC2HEX(ROUND([.F25])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C85/3 CLK</text:p>
          </table:table-cell>
          <table:table-cell office:value-type="float" office:value="1750000" calcext:value-type="float">
            <text:p>1750000</text:p>
          </table:table-cell>
          <table:table-cell/>
          <table:table-cell office:value-type="float" office:value="2630" calcext:value-type="float">
            <text:p>2630</text:p>
          </table:table-cell>
          <table:table-cell office:value-type="float" office:value="1316" calcext:value-type="float">
            <text:p>1316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KC85/4 CLK16</text:p>
          </table:table-cell>
          <table:table-cell table:formula="of:=[.B26]/16" office:value-type="float" office:value="109375" calcext:value-type="float">
            <text:p>109375</text:p>
          </table:table-cell>
          <table:table-cell/>
          <table:table-cell table:formula="of:=[.B27]/[.D26]/2" office:value-type="float" office:value="20.7937262357414" calcext:value-type="float">
            <text:p>20,7937262357</text:p>
          </table:table-cell>
          <table:table-cell table:formula="of:=[.B27]/[.E26]/2" office:value-type="float" office:value="41.5558510638298" calcext:value-type="float">
            <text:p>41,5558510638</text:p>
          </table:table-cell>
          <table:table-cell table:formula="of:=[.B27]/[.F26]/2" office:value-type="float" office:value="83.1117021276596" calcext:value-type="float">
            <text:p>83,1117021277</text:p>
          </table:table-cell>
          <table:table-cell/>
          <table:table-cell table:style-name="ce3" table:formula="of:=DEC2HEX([.D27])" office:value-type="string" office:string-value="14" calcext:value-type="string">
            <text:p>14</text:p>
          </table:table-cell>
          <table:table-cell table:style-name="ce3" table:formula="of:=DEC2HEX([.E27])" office:value-type="string" office:string-value="29" calcext:value-type="string">
            <text:p>29</text:p>
          </table:table-cell>
          <table:table-cell table:style-name="ce3" table:formula="of:=DEC2HEX([.F27])" office:value-type="string" office:string-value="53" calcext:value-type="string">
            <text:p>53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([.D27])/2" office:value-type="float" office:value="10.3968631178707" calcext:value-type="float">
            <text:p>10,3968631179</text:p>
          </table:table-cell>
          <table:table-cell table:formula="of:=([.E27])/2" office:value-type="float" office:value="20.7779255319149" calcext:value-type="float">
            <text:p>20,7779255319</text:p>
          </table:table-cell>
          <table:table-cell table:formula="of:=([.F27])/2" office:value-type="float" office:value="41.5558510638298" calcext:value-type="float">
            <text:p>41,5558510638</text:p>
          </table:table-cell>
          <table:table-cell/>
          <table:table-cell table:style-name="ce3" table:formula="of:=DEC2HEX(ROUND([.D28]))" office:value-type="string" office:string-value="A" calcext:value-type="string">
            <text:p>A</text:p>
          </table:table-cell>
          <table:table-cell table:style-name="ce3" table:formula="of:=DEC2HEX(ROUND([.E28]))" office:value-type="string" office:string-value="15" calcext:value-type="string">
            <text:p>15</text:p>
          </table:table-cell>
          <table:table-cell table:style-name="ce3" table:formula="of:=DEC2HEX(ROUND([.F28]))" office:value-type="string" office:string-value="2A" calcext:value-type="string">
            <text:p>2A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3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Z9001</text:p>
          </table:table-cell>
          <table:table-cell office:value-type="float" office:value="9830000" calcext:value-type="float">
            <text:p>9830000</text:p>
          </table:table-cell>
          <table:table-cell table:number-columns-repeated="5"/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3a</text:p>
          </table:table-cell>
          <table:table-cell table:style-name="ce3"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  <table:table-cell table:style-name="ce4" table:formula="of:=[.$B$32]/HEX2DEC([.H30])/2" office:value-type="currency" office:currency="Hz" office:value="2648.16810344828" calcext:value-type="currency">
            <text:p>2.648 Hz</text:p>
          </table:table-cell>
          <table:table-cell table:formula="of:=[.M30]/[.$M$6]*2" office:value-type="float" office:value="2.01381604824964" calcext:value-type="float">
            <text:p>2,0138160482</text:p>
          </table:table-cell>
          <table:table-cell table:style-name="ce5" table:formula="of:=(2/[.N30]-1)" office:value-type="percentage" office:value="-0.0068606307222786" calcext:value-type="percentage">
            <text:p>-0,7%</text:p>
          </table:table-cell>
        </table:table-row>
        <table:table-row table:style-name="ro1">
          <table:table-cell office:value-type="string" calcext:value-type="string">
            <text:p>Z9001 CLK</text:p>
          </table:table-cell>
          <table:table-cell table:formula="of:=[.B30]/4" office:value-type="float" office:value="2457500" calcext:value-type="float">
            <text:p>2457500</text:p>
          </table:table-cell>
          <table:table-cell table:number-columns-repeated="5"/>
          <table:table-cell table:style-name="ce3" office:value-type="string" calcext:value-type="string">
            <text:p>0f</text:p>
          </table:table-cell>
          <table:table-cell table:style-name="ce3" office:value-type="string" calcext:value-type="string">
            <text:p>1d</text:p>
          </table:table-cell>
          <table:table-cell table:style-name="ce3" office:value-type="string" calcext:value-type="string">
            <text:p>3a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table:formula="of:=[.$B$32]/HEX2DEC([.H31])/2" office:value-type="currency" office:currency="Hz" office:value="5119.79166666667" calcext:value-type="currency">
            <text:p>5.120 Hz</text:p>
          </table:table-cell>
          <table:table-cell table:formula="of:=[.M31]/[.$M$6]*2" office:value-type="float" office:value="3.89337769328264" calcext:value-type="float">
            <text:p>3,8933776933</text:p>
          </table:table-cell>
          <table:table-cell table:style-name="ce5" table:formula="of:=(4/[.N31]-1)" office:value-type="percentage" office:value="0.0273855544252288" calcext:value-type="percentage">
            <text:p>2,7%</text:p>
          </table:table-cell>
        </table:table-row>
        <table:table-row table:style-name="ro1">
          <table:table-cell office:value-type="string" calcext:value-type="string">
            <text:p>Z9001 CLK16</text:p>
          </table:table-cell>
          <table:table-cell table:formula="of:=[.B31]/16" office:value-type="float" office:value="153593.75" calcext:value-type="float">
            <text:p>153593,75</text:p>
          </table:table-cell>
          <table:table-cell table:number-columns-repeated="5"/>
          <table:table-cell table:style-name="ce3" office:value-type="string" calcext:value-type="string">
            <text:p>0b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2d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[.$B$32]/HEX2DEC([.H32])/2" office:value-type="currency" office:currency="Hz" office:value="6981.53409090909" calcext:value-type="currency">
            <text:p>6.982 Hz</text:p>
          </table:table-cell>
          <table:table-cell table:formula="of:=[.M32]/[.$M$6]*2" office:value-type="float" office:value="5.30915139993087" calcext:value-type="float">
            <text:p>5,3091513999</text:p>
          </table:table-cell>
          <table:table-cell table:style-name="ce5" table:formula="of:=(5.4/[.N32]-1)" office:value-type="percentage" office:value="0.0171116988809765" calcext:value-type="percentage">
            <text:p>1,7%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0a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table:formula="of:=[.$B$32]/HEX2DEC([.H33])/2" office:value-type="currency" office:currency="Hz" office:value="7679.6875" calcext:value-type="currency">
            <text:p>7.680 Hz</text:p>
          </table:table-cell>
          <table:table-cell table:formula="of:=[.M33]/[.$M$6]*2" office:value-type="float" office:value="5.84006653992395" calcext:value-type="float">
            <text:p>5,8400665399</text:p>
          </table:table-cell>
          <table:table-cell table:style-name="ce5" table:formula="of:=(5.8/[.N33]-1)" office:value-type="percentage" office:value="-0.00686063072227883" calcext:value-type="percentage">
            <text:p>-0,7%</text:p>
          </table:table-cell>
        </table:table-row>
        <table:table-row table:style-name="ro1"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table:formula="of:=[.$B$32]/HEX2DEC([.H34])/2" office:value-type="currency" office:currency="Hz" office:value="8532.98611111111" calcext:value-type="currency">
            <text:p>8.533 Hz</text:p>
          </table:table-cell>
          <table:table-cell table:formula="of:=[.M34]/[.$M$6]*2" office:value-type="float" office:value="6.48896282213773" calcext:value-type="float">
            <text:p>6,4889628221</text:p>
          </table:table-cell>
          <table:table-cell table:style-name="ce5" table:formula="of:=(6.5/[.N34]-1)" office:value-type="percentage" office:value="0.00170091556459817" calcext:value-type="percentage">
            <text:p>0,2%</text:p>
          </table:table-cell>
        </table:table-row>
        <table:table-row table:style-name="ro1">
          <table:table-cell table:number-columns-repeated="7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table:formula="of:=[.$B$32]/HEX2DEC([.H35])/2" office:value-type="currency" office:currency="Hz" office:value="9599.609375" calcext:value-type="currency">
            <text:p>9.600 Hz</text:p>
          </table:table-cell>
          <table:table-cell table:formula="of:=[.M35]/[.$M$6]*2" office:value-type="float" office:value="7.30008317490494" calcext:value-type="float">
            <text:p>7,3000831749</text:p>
          </table:table-cell>
          <table:table-cell table:style-name="ce5" table:formula="of:=(7.3/[.N35]-1)" office:value-type="percentage" office:value="-0.0000113936927772507" calcext:value-type="percentage">
            <text:p>0,0%</text:p>
          </table:table-cell>
        </table:table-row>
        <table:table-row table:style-name="ro1">
          <table:table-cell table:number-columns-repeated="7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table:formula="of:=[.$B$32]/HEX2DEC([.H36])/2" office:value-type="currency" office:currency="Hz" office:value="10970.9821428571" calcext:value-type="currency">
            <text:p>10.971 Hz</text:p>
          </table:table-cell>
          <table:table-cell table:formula="of:=[.M36]/[.$M$6]*2" office:value-type="float" office:value="8.34295219989136" calcext:value-type="float">
            <text:p>8,3429521999</text:p>
          </table:table-cell>
          <table:table-cell table:style-name="ce5" table:formula="of:=(8.3/[.N36]-1)" office:value-type="percentage" office:value="-0.00514832146490341" calcext:value-type="percentage">
            <text:p>-0,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">
      <number:number number:decimal-places="2" loext:min-decimal-places="2" number:min-integer-digits="1" number:grouping="true"/>
      <number:text> </number:text>
      <number:currency-symbol>Hz</number:currency-symbol>
    </number:currency-style>
    <number:currency-style style:name="N110">
      <number:number number:decimal-places="0" loext:min-decimal-places="0" number:min-integer-digits="1" number:grouping="true"/>
      <number:text> </number:text>
      <number:currency-symbol>Hz</number:currency-symbol>
    </number:currency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.00.0000</text:date>, <text:time style:data-style-name="N2" text:time-value="06:50:53.19723697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8:08:07.060536333</meta:creation-date>
    <dc:date>2017-07-11T10:11:37.783593139</dc:date>
    <meta:editing-duration>PT4H20M17S</meta:editing-duration>
    <meta:editing-cycles>53</meta:editing-cycles>
    <meta:generator>LibreOffice/5.1.6.2$Linux_x86 LibreOffice_project/10m0$Build-2</meta:generator>
    <meta:document-statistic meta:table-count="2" meta:cell-count="384" meta:object-count="0"/>
  </office:meta>
</office:document-meta>
</file>